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ExtensionSpringExtensionTests.valueParameterWithPrimitiveType( @ Value ( "99" ) int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xtensionSpringExtensionTests.applicationContextInjectedIntoMethod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junitAndSpringMethodInjectionCombined( @ Autowired Cat kittyCat , TestInfo testInfo , ApplicationContext context , TestReporter test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isterExtensionSpringExtensionTests.autowiredParameterOfList( @ Autowired List &lt; Person &gt; people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autowiredParameterWithExplicitQualifier( @ Qualifier ( "wally" )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autowiredParameterByTypeForSingleBean( @ Autowired Dog d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autowiredParameterAsJavaUtilOptional( @ Autowired Optional &lt; Dog &gt; d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erExtensionSpringExtensionTests.autowi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isterExtensionSpringExtensionTests.valueParameterFromSpelExpressionWithNestedPropertyPlaceholder( @ Value ( "#{'Hello ' + ${enigma}}" ) String hell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autowiredParameterWithImplicitQualifierBasedOnParameterName( @ Autowired Person wal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autowiredParameterByTypeForPrimaryBean( @ Autowired Cat primaryC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autowiredParameterThatDoesNotExistAsJavaUtilOptional( @ Autowired Optional &lt; Number &gt;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valueParameterFromSpelExpression( @ Value ( "#{@dilbert.name}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erExtensionSpringExtensionTests.valueParameterFromDefaultValueForPropertyPlaceholder( @ Value ( "${bogus:false}" ) Boolean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valueParameterFromPropertyPlaceholder( @ Value ( "${enigma}" ) Integer enigma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xtensionSpringExtensionTests.autowiredParameterThatDoesNotExistButIsNotRequired( @ Autowired ( required = false ) Number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xtensionSpringExtensionTests.genericApplicationContextInjectedIntoMethod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